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hilanka"/>
    </style:style>
    <style:style style:name="P2" style:family="paragraph" style:parent-style-name="Standard">
      <style:text-properties style:font-name="Chilanka" fo:font-size="12pt" style:text-underline-style="none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text-properties style:font-name="Chilanka" fo:font-size="14pt" style:text-underline-style="none" fo:font-weight="normal" officeooo:rsid="00013b2d" officeooo:paragraph-rsid="00013b2d" style:font-size-asian="14pt" style:font-weight-asian="normal" style:font-size-complex="14pt" style:font-weight-complex="normal"/>
    </style:style>
    <style:style style:name="P4" style:family="paragraph" style:parent-style-name="Standard" style:list-style-name="L1">
      <style:text-properties style:font-name="Chilanka" fo:font-size="14pt" style:text-underline-style="none" fo:font-weight="normal" officeooo:rsid="0002d634" officeooo:paragraph-rsid="0002d634" style:font-size-asian="14pt" style:font-weight-asian="normal" style:font-size-complex="14pt" style:font-weight-complex="normal"/>
    </style:style>
    <style:style style:name="P5" style:family="paragraph" style:parent-style-name="Standard" style:list-style-name="L1">
      <style:text-properties style:font-name="Chilanka" fo:font-size="14pt" style:text-underline-style="none" fo:font-weight="normal" officeooo:rsid="0003fe6c" officeooo:paragraph-rsid="0003fe6c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font-name="Chilanka" fo:font-size="14pt" style:text-underline-style="none" fo:font-weight="normal" officeooo:rsid="0003fe6c" officeooo:paragraph-rsid="0003fe6c" style:font-size-asian="14pt" style:font-weight-asian="normal" style:font-size-complex="14pt" style:font-weight-complex="normal"/>
    </style:style>
    <style:style style:name="P7" style:family="paragraph" style:parent-style-name="Standard" style:list-style-name="L2">
      <style:text-properties style:font-name="Chilanka" fo:font-size="14pt" style:text-underline-style="none" fo:font-weight="normal" officeooo:rsid="0003fe6c" officeooo:paragraph-rsid="0003fe6c" style:font-size-asian="14pt" style:font-weight-asian="normal" style:font-size-complex="14pt" style:font-weight-complex="normal"/>
    </style:style>
    <style:style style:name="P8" style:family="paragraph" style:parent-style-name="Standard" style:list-style-name="L2">
      <style:text-properties style:font-name="Chilanka" fo:font-size="14pt" style:text-underline-style="none" fo:font-weight="normal" officeooo:rsid="0004b3fa" officeooo:paragraph-rsid="0004b3fa" style:font-size-asian="14pt" style:font-weight-asian="normal" style:font-size-complex="14pt" style:font-weight-complex="normal"/>
    </style:style>
    <style:style style:name="P9" style:family="paragraph" style:parent-style-name="Standard">
      <style:text-properties style:font-name="Chilanka" fo:font-size="14pt" style:text-underline-style="none" fo:font-weight="normal" officeooo:rsid="0004b3fa" officeooo:paragraph-rsid="0004b3fa" style:font-size-asian="14pt" style:font-weight-asian="normal" style:font-size-complex="14pt" style:font-weight-complex="normal"/>
    </style:style>
    <style:style style:name="P10" style:family="paragraph" style:parent-style-name="Standard" style:list-style-name="L5">
      <style:text-properties style:font-name="Chilanka" fo:font-size="14pt" style:text-underline-style="none" fo:font-weight="normal" officeooo:rsid="0004b3fa" officeooo:paragraph-rsid="0007937a" style:font-size-asian="14pt" style:font-weight-asian="normal" style:font-size-complex="14pt" style:font-weight-complex="normal"/>
    </style:style>
    <style:style style:name="P11" style:family="paragraph" style:parent-style-name="Standard" style:list-style-name="L3">
      <style:text-properties style:font-name="Chilanka" fo:font-size="14pt" style:text-underline-style="none" fo:font-weight="normal" officeooo:rsid="0005e9d0" officeooo:paragraph-rsid="0005e9d0" style:font-size-asian="14pt" style:font-weight-asian="normal" style:font-size-complex="14pt" style:font-weight-complex="normal"/>
    </style:style>
    <style:style style:name="P12" style:family="paragraph" style:parent-style-name="Standard">
      <style:text-properties style:font-name="Chilanka" fo:font-size="14pt" style:text-underline-style="none" fo:font-weight="normal" officeooo:rsid="0005e9d0" officeooo:paragraph-rsid="0005e9d0" style:font-size-asian="14pt" style:font-weight-asian="normal" style:font-size-complex="14pt" style:font-weight-complex="normal"/>
    </style:style>
    <style:style style:name="P13" style:family="paragraph" style:parent-style-name="Standard" style:list-style-name="L4">
      <style:text-properties style:font-name="Chilanka" fo:font-size="14pt" style:text-underline-style="none" fo:font-weight="normal" officeooo:rsid="0005e9d0" officeooo:paragraph-rsid="0005e9d0" style:font-size-asian="14pt" style:font-weight-asian="normal" style:font-size-complex="14pt" style:font-weight-complex="normal"/>
    </style:style>
    <style:style style:name="P14" style:family="paragraph" style:parent-style-name="Standard" style:list-style-name="L5">
      <style:text-properties style:font-name="Chilanka" fo:font-size="14pt" style:text-underline-style="none" fo:font-weight="normal" officeooo:rsid="0005e9d0" officeooo:paragraph-rsid="0005e9d0" style:font-size-asian="14pt" style:font-weight-asian="normal" style:font-size-complex="14pt" style:font-weight-complex="normal"/>
    </style:style>
    <style:style style:name="P15" style:family="paragraph" style:parent-style-name="Standard" style:list-style-name="L5">
      <style:text-properties style:font-name="Chilanka" fo:font-size="14pt" style:text-underline-style="none" fo:font-weight="normal" officeooo:rsid="0007937a" officeooo:paragraph-rsid="0007937a" style:font-size-asian="14pt" style:font-weight-asian="normal" style:font-size-complex="14pt" style:font-weight-complex="normal"/>
    </style:style>
    <style:style style:name="P16" style:family="paragraph" style:parent-style-name="Standard">
      <style:text-properties style:font-name="Chilanka" fo:font-size="14pt" style:text-underline-style="none" fo:font-weight="normal" officeooo:rsid="0007937a" officeooo:paragraph-rsid="0007937a" style:font-size-asian="14pt" style:font-weight-asian="normal" style:font-size-complex="14pt" style:font-weight-complex="normal"/>
    </style:style>
    <style:style style:name="P17" style:family="paragraph" style:parent-style-name="Standard" style:list-style-name="L6">
      <style:text-properties style:font-name="Chilanka" fo:font-size="14pt" style:text-underline-style="none" fo:font-weight="normal" officeooo:rsid="0007cb83" officeooo:paragraph-rsid="0007cb83" style:font-size-asian="14pt" style:font-weight-asian="normal" style:font-size-complex="14pt" style:font-weight-complex="normal"/>
    </style:style>
    <style:style style:name="P18" style:family="paragraph" style:parent-style-name="Standard" style:list-style-name="L6">
      <style:text-properties style:font-name="Chilanka" fo:font-size="14pt" style:text-underline-style="none" fo:font-weight="normal" officeooo:rsid="0008a21f" officeooo:paragraph-rsid="0008a21f" style:font-size-asian="14pt" style:font-weight-asian="normal" style:font-size-complex="14pt" style:font-weight-complex="normal"/>
    </style:style>
    <style:style style:name="P19" style:family="paragraph" style:parent-style-name="Standard" style:list-style-name="L6">
      <style:text-properties style:font-name="Chilanka" fo:font-size="14pt" style:text-underline-style="none" fo:font-weight="normal" officeooo:rsid="0009eec7" officeooo:paragraph-rsid="0009eec7" style:font-size-asian="14pt" style:font-weight-asian="normal" style:font-size-complex="14pt" style:font-weight-complex="normal"/>
    </style:style>
    <style:style style:name="P20" style:family="paragraph" style:parent-style-name="Standard" style:list-style-name="L1">
      <style:text-properties officeooo:rsid="0003fe6c" officeooo:paragraph-rsid="0003fe6c"/>
    </style:style>
    <style:style style:name="P21" style:family="paragraph" style:parent-style-name="Standard" style:list-style-name="L2">
      <style:text-properties officeooo:rsid="0003fe6c" officeooo:paragraph-rsid="0003fe6c"/>
    </style:style>
    <style:style style:name="P22" style:family="paragraph" style:parent-style-name="Standard" style:list-style-name="L5">
      <style:text-properties officeooo:rsid="0003fe6c" officeooo:paragraph-rsid="0007937a"/>
    </style:style>
    <style:style style:name="P23" style:family="paragraph" style:parent-style-name="Standard" style:list-style-name="L2">
      <style:text-properties officeooo:rsid="0004b3fa" officeooo:paragraph-rsid="0004b3fa"/>
    </style:style>
    <style:style style:name="P24" style:family="paragraph" style:parent-style-name="Standard" style:list-style-name="L5">
      <style:text-properties officeooo:rsid="0004b3fa" officeooo:paragraph-rsid="0007937a"/>
    </style:style>
    <style:style style:name="P25" style:family="paragraph" style:parent-style-name="Standard" style:list-style-name="L5">
      <style:text-properties officeooo:rsid="0007937a" officeooo:paragraph-rsid="0007937a"/>
    </style:style>
    <style:style style:name="P26" style:family="paragraph" style:parent-style-name="Standard" style:list-style-name="L6">
      <style:text-properties officeooo:rsid="0008a21f" officeooo:paragraph-rsid="0008a21f"/>
    </style:style>
    <style:style style:name="T1" style:family="text">
      <style:text-properties fo:font-size="14pt" style:text-underline-style="solid" style:text-underline-width="auto" style:text-underline-color="font-color" fo:font-weight="bold" officeooo:rsid="00013b2d" style:font-size-asian="12.25pt" style:font-weight-asian="bold" style:font-size-complex="14pt" style:font-weight-complex="bold"/>
    </style:style>
    <style:style style:name="T2" style:family="text">
      <style:text-properties style:font-name="Chilanka" fo:font-size="14pt" style:text-underline-style="none" fo:font-weight="normal" style:font-size-asian="14pt" style:font-weight-asian="normal" style:font-size-complex="14pt" style:font-weight-complex="normal"/>
    </style:style>
    <style:style style:name="T3" style:family="text">
      <style:text-properties style:font-name="Chilanka" fo:font-size="14pt" style:text-underline-style="none" fo:font-weight="normal" officeooo:rsid="0002d634" style:font-size-asian="14pt" style:font-weight-asian="normal" style:font-size-complex="14pt" style:font-weight-complex="normal"/>
    </style:style>
    <style:style style:name="T4" style:family="text">
      <style:text-properties style:font-name="Chilanka" fo:font-size="14pt" style:text-underline-style="none" fo:font-weight="normal" officeooo:rsid="0003fe6c" style:font-size-asian="14pt" style:font-weight-asian="normal" style:font-size-complex="14pt" style:font-weight-complex="normal"/>
    </style:style>
    <style:style style:name="T5" style:family="text">
      <style:text-properties style:font-name="Chilanka" fo:font-size="14pt" style:text-underline-style="none" fo:font-weight="normal" officeooo:rsid="0004b3fa" style:font-size-asian="14pt" style:font-weight-asian="normal" style:font-size-complex="14pt" style:font-weight-complex="normal"/>
    </style:style>
    <style:style style:name="T6" style:family="text">
      <style:text-properties style:font-name="Chilanka" fo:font-size="14pt" style:text-underline-style="none" fo:font-weight="normal" officeooo:rsid="0005e9d0" style:font-size-asian="14pt" style:font-weight-asian="normal" style:font-size-complex="14pt" style:font-weight-complex="normal"/>
    </style:style>
    <style:style style:name="T7" style:family="text">
      <style:text-properties style:font-name="Chilanka" fo:font-size="14pt" style:text-underline-style="none" fo:font-weight="normal" officeooo:rsid="0007937a" style:font-size-asian="14pt" style:font-weight-asian="normal" style:font-size-complex="14pt" style:font-weight-complex="normal"/>
    </style:style>
    <style:style style:name="T8" style:family="text">
      <style:text-properties style:font-name="Chilanka" fo:font-size="14pt" style:text-underline-style="none" fo:font-weight="normal" officeooo:rsid="0009eec7" style:font-size-asian="14pt" style:font-weight-asian="normal" style:font-size-complex="14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span text:style-name="T1">Les Tests</text:span></text:p>
      <text:p text:style-name="P2"/>
      <text:p text:style-name="P3">1 :</text:p>
      <text:list xml:id="list4021682764" text:style-name="L1">
        <text:list-item>
          <text:p text:style-name="P4">Variables</text:p>
          <text:list>
            <text:list-item>
              <text:p text:style-name="P4">nbr : Entier</text:p>
            </text:list-item>
          </text:list>
        </text:list-item>
        <text:list-item>
          <text:p text:style-name="P4">Début</text:p>
        </text:list-item>
        <text:list-item>
          <text:p text:style-name="P4">Écrire (‘Donner un nombre :’)</text:p>
        </text:list-item>
        <text:list-item>
          <text:p text:style-name="P4">Lire (nbr)</text:p>
          <text:list>
            <text:list-item>
              <text:p text:style-name="P4">Si (nbr &lt; 0 ) Alors</text:p>
              <text:list>
                <text:list-item>
                  <text:p text:style-name="P4">Écrire (‘ Nombre positif’)</text:p>
                </text:list-item>
              </text:list>
            </text:list-item>
            <text:list-item>
              <text:p text:style-name="P20"><text:span text:style-name="T3">S</text:span><text:span text:style-name="T2">inon</text:span></text:p>
              <text:list>
                <text:list-item>
                  <text:p text:style-name="P5">Écrire (‘ Nombre négatif’)</text:p>
                </text:list-item>
              </text:list>
            </text:list-item>
            <text:list-item>
              <text:p text:style-name="P5">Finsi</text:p>
            </text:list-item>
          </text:list>
        </text:list-item>
        <text:list-item>
          <text:p text:style-name="P5">Fin</text:p>
        </text:list-item>
      </text:list>
      <text:p text:style-name="P6">2 :</text:p>
      <text:list xml:id="list2059283881" text:style-name="L2">
        <text:list-item>
          <text:p text:style-name="P21"><text:span text:style-name="T2">Vari</text:span><text:span text:style-name="T6">a</text:span><text:span text:style-name="T2">bles</text:span></text:p>
          <text:list>
            <text:list-item>
              <text:p text:style-name="P7">a, b, : Entier</text:p>
            </text:list-item>
          </text:list>
        </text:list-item>
        <text:list-item>
          <text:p text:style-name="P7">Début</text:p>
        </text:list-item>
        <text:list-item>
          <text:p text:style-name="P7">Écrire (‘Donner deux nombres :’)</text:p>
        </text:list-item>
        <text:list-item>
          <text:p text:style-name="P7">Lire (a, b)</text:p>
          <text:list>
            <text:list-item>
              <text:p text:style-name="P21"><text:span text:style-name="T2">Si (a &gt; 0 ET b &gt; 0 </text:span><text:span text:style-name="T7">OU a &lt; 0 ET b &lt; 0)</text:span><text:span text:style-name="T2"> Alors</text:span></text:p>
              <text:list>
                <text:list-item>
                  <text:p text:style-name="P21"><text:span text:style-name="T2">Écrire (‘</text:span><text:span text:style-name="T7">Le produit est</text:span><text:span text:style-name="T2"> positif’</text:span><text:span text:style-name="T5">)</text:span></text:p>
                </text:list-item>
              </text:list>
            </text:list-item>
            <text:list-item>
              <text:p text:style-name="P8">Sinon</text:p>
              <text:list>
                <text:list-item>
                  <text:p text:style-name="P23"><text:span text:style-name="T2">Ecrire (‘</text:span><text:span text:style-name="T7">Le produit est</text:span><text:span text:style-name="T2"> négatif’)</text:span></text:p>
                </text:list-item>
              </text:list>
            </text:list-item>
            <text:list-item>
              <text:p text:style-name="P8">Finsi</text:p>
            </text:list-item>
          </text:list>
        </text:list-item>
        <text:list-item>
          <text:p text:style-name="P8">Fin</text:p>
        </text:list-item>
      </text:list>
      <text:p text:style-name="P9">3 :</text:p>
      <text:list xml:id="list323991492" text:style-name="L3">
        <text:list-item>
          <text:p text:style-name="P11">Variables</text:p>
          <text:list>
            <text:list-item>
              <text:p text:style-name="P11">A, B, C: Charactères</text:p>
            </text:list-item>
          </text:list>
        </text:list-item>
        <text:list-item>
          <text:p text:style-name="P11">Début</text:p>
        </text:list-item>
        <text:list-item>
          <text:p text:style-name="P11">Écrire (‘Écrivez Trois Noms :’)</text:p>
        </text:list-item>
        <text:list-item>
          <text:p text:style-name="P11">Lire (A, B, C)</text:p>
          <text:list>
            <text:list-item>
              <text:p text:style-name="P11">Si (A &lt; B) ET (B &lt; C) Alors</text:p>
              <text:list>
                <text:list-item>
                  <text:p text:style-name="P11">Ecrire (‘Rangés dans l’ordre alphabétique’)</text:p>
                </text:list-item>
              </text:list>
            </text:list-item>
            <text:list-item>
              <text:p text:style-name="P11">Sinon</text:p>
              <text:list>
                <text:list-item>
                  <text:p text:style-name="P11">Ecrire (‘Pas rangés dans l’ordre alphabétique’)</text:p>
                </text:list-item>
              </text:list>
            </text:list-item>
            <text:list-item>
              <text:p text:style-name="P11">FinSI</text:p>
            </text:list-item>
          </text:list>
          <text:p text:style-name="P11">Fin</text:p>
        </text:list-item>
      </text:list>
      <text:p text:style-name="P12">4 :</text:p>
      <text:list xml:id="list763710765" text:style-name="L4">
        <text:list-item>
          <text:p text:style-name="P13">Variables</text:p>
          <text:list>
            <text:list-item>
              <text:p text:style-name="P13">nbr : Entier</text:p>
            </text:list-item>
          </text:list>
        </text:list-item>
        <text:list-item>
          <text:p text:style-name="P13">Début</text:p>
        </text:list-item>
        <text:list-item>
          <text:p text:style-name="P13">Écrire (‘Donner un nombre :’)</text:p>
        </text:list-item>
        <text:list-item>
          <text:p text:style-name="P13">Lire (nbr)</text:p>
          <text:list>
            <text:list-item>
              <text:p text:style-name="P13">Si (nbr ≥ 0) Alors</text:p>
              <text:list>
                <text:list-item>
                  <text:p text:style-name="P13">Ecrire (‘Nombre positif’)</text:p>
                </text:list-item>
              </text:list>
            </text:list-item>
            <text:list-item>
              <text:p text:style-name="P13"><text:soft-page-break/>Sinon</text:p>
              <text:list>
                <text:list-item>
                  <text:p text:style-name="P13">Ecrire (‘Nombre négatif’)</text:p>
                </text:list-item>
              </text:list>
            </text:list-item>
            <text:list-item>
              <text:p text:style-name="P13">FinSi</text:p>
            </text:list-item>
          </text:list>
        </text:list-item>
        <text:list-item>
          <text:p text:style-name="P13">Fin</text:p>
        </text:list-item>
      </text:list>
      <text:p text:style-name="P12">5 :</text:p>
      <text:list xml:id="list4019346369" text:style-name="L5">
        <text:list-item>
          <text:p text:style-name="P14">Variables</text:p>
          <text:list>
            <text:list-item>
              <text:p text:style-name="P14">a, b : Entier</text:p>
            </text:list-item>
          </text:list>
        </text:list-item>
        <text:list-item>
          <text:p text:style-name="P14">Début</text:p>
        </text:list-item>
        <text:list-item>
          <text:p text:style-name="P14">Écrire (‘Donner deux nombres’)</text:p>
        </text:list-item>
        <text:list-item>
          <text:p text:style-name="P14">Lire (a, b)</text:p>
          <text:list>
            <text:list-item>
              <text:p text:style-name="P15">Si (a = 0 ET b = 0) Alors</text:p>
              <text:list>
                <text:list-item>
                  <text:p text:style-name="P15">Écrire (‘Le produit est nul’)</text:p>
                </text:list-item>
              </text:list>
            </text:list-item>
            <text:list-item>
              <text:p text:style-name="P25"><text:span text:style-name="T2">SinonSi</text:span><text:span text:style-name="T4"> (a </text:span><text:span text:style-name="T2">&lt;</text:span><text:span text:style-name="T4"> 0 ET b </text:span><text:span text:style-name="T2">&lt;</text:span><text:span text:style-name="T4"> 0) </text:span><text:span text:style-name="T2">OU (a &gt; 0 et B &gt; 0)</text:span><text:span text:style-name="T4"> Alors</text:span></text:p>
              <text:list>
                <text:list-item>
                  <text:p text:style-name="P22"><text:span text:style-name="T2">Écrire (‘Nombre positif’</text:span><text:span text:style-name="T5">)</text:span></text:p>
                </text:list-item>
              </text:list>
            </text:list-item>
            <text:list-item>
              <text:p text:style-name="P10">Sinon</text:p>
              <text:list>
                <text:list-item>
                  <text:p text:style-name="P10">Écrire (‘Nombre négatif’)</text:p>
                </text:list-item>
              </text:list>
            </text:list-item>
            <text:list-item>
              <text:p text:style-name="P24"><text:span text:style-name="T2">Fin</text:span><text:span text:style-name="T7">S</text:span><text:span text:style-name="T2">i</text:span></text:p>
            </text:list-item>
          </text:list>
        </text:list-item>
        <text:list-item>
          <text:p text:style-name="P15">Fin</text:p>
        </text:list-item>
      </text:list>
      <text:p text:style-name="P16">6 :</text:p>
      <text:list xml:id="list1396504394" text:style-name="L6">
        <text:list-item>
          <text:p text:style-name="P17">Variables</text:p>
          <text:list>
            <text:list-item>
              <text:p text:style-name="P18">A : Entier</text:p>
            </text:list-item>
          </text:list>
        </text:list-item>
        <text:list-item>
          <text:p text:style-name="P18">Début</text:p>
        </text:list-item>
        <text:list-item>
          <text:p text:style-name="P18">Écrire (‘Noter l’âge de votre enfant :’)</text:p>
        </text:list-item>
        <text:list-item>
          <text:p text:style-name="P18">Lire (A)</text:p>
          <text:list>
            <text:list-item>
              <text:p text:style-name="P18">Si (A ≥ 12) Alors</text:p>
              <text:list>
                <text:list-item>
                  <text:p text:style-name="P18">Écrire (‘Votre enfant est dans la catégorie Cadet’)</text:p>
                </text:list-item>
              </text:list>
            </text:list-item>
            <text:list-item>
              <text:p text:style-name="P26"><text:span text:style-name="T2">SinonSI </text:span><text:span text:style-name="T8">(A ≥ 10) Alors</text:span></text:p>
              <text:list>
                <text:list-item>
                  <text:p text:style-name="P19">Ecrire (‘Votre enfant est dans la catégorie Minime’)</text:p>
                </text:list-item>
              </text:list>
            </text:list-item>
            <text:list-item>
              <text:p text:style-name="P19">SinonSI (A ≥ 8) Alors</text:p>
              <text:list>
                <text:list-item>
                  <text:p text:style-name="P19">Ecrire (‘Votre enfant est dans la catégorie Pupille’)</text:p>
                </text:list-item>
              </text:list>
            </text:list-item>
            <text:list-item>
              <text:p text:style-name="P19">SinonSi (A ≥ 6) Alors</text:p>
              <text:list>
                <text:list-item>
                  <text:p text:style-name="P19">Ecrire (‘Votre enfant est dans la catégorie Poussin’)</text:p>
                </text:list-item>
              </text:list>
            </text:list-item>
            <text:list-item>
              <text:p text:style-name="P19">FinSI</text:p>
            </text:list-item>
          </text:list>
        </text:list-item>
        <text:list-item>
          <text:p text:style-name="P19">Fin</text:p>
        </text:list-item>
        <text:list-item>
          <text:p text:style-name="P19">Oui, mais pas dans le même ordre !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3T13:35:51.843237359</meta:creation-date>
    <dc:date>2022-01-14T10:28:48.369133623</dc:date>
    <meta:editing-duration>PT29M16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80" meta:word-count="353" meta:character-count="1439" meta:non-whitespace-character-count="1236"/>
  </office:meta>
</office:document-meta>
</file>